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b304f" officeooo:paragraph-rsid="000b304f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d1861" officeooo:paragraph-rsid="000d186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e335f" officeooo:paragraph-rsid="000e335f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f9991" officeooo:paragraph-rsid="000f9991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f9991" officeooo:paragraph-rsid="0012950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f9991" officeooo:paragraph-rsid="001425e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officeooo:rsid="000b304f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size="12pt" fo:font-weight="normal" officeooo:rsid="000d1861" officeooo:paragraph-rsid="000d1861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0f9991" officeooo:paragraph-rsid="000f9991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text-properties fo:font-size="12pt" fo:font-weight="normal" officeooo:rsid="000f9991" officeooo:paragraph-rsid="0012950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text-properties fo:font-size="12pt" fo:font-weight="normal" officeooo:rsid="00116f22" officeooo:paragraph-rsid="00116f22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text-properties fo:font-size="12pt" fo:font-weight="normal" officeooo:rsid="00129507" officeooo:paragraph-rsid="001425e3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text-properties fo:color="#000000" officeooo:paragraph-rsid="00155aad"/>
    </style:style>
    <style:style style:name="P14" style:family="paragraph" style:parent-style-name="Standard" style:list-style-name="L3">
      <style:text-properties fo:color="#000000" officeooo:rsid="001567d2" officeooo:paragraph-rsid="001567d2"/>
    </style:style>
    <style:style style:name="T1" style:family="text">
      <style:text-properties fo:font-size="14pt" fo:font-weight="bold" officeooo:rsid="000b304f" style:font-size-asian="14pt" style:font-weight-asian="bold" style:font-size-complex="14pt" style:font-weight-complex="bold"/>
    </style:style>
    <style:style style:name="T2" style:family="text">
      <style:text-properties officeooo:rsid="000e335f"/>
    </style:style>
    <style:style style:name="T3" style:family="text">
      <style:text-properties officeooo:rsid="00116f22"/>
    </style:style>
    <style:style style:name="T4" style:family="text">
      <style:text-properties officeooo:rsid="0012563d"/>
    </style:style>
    <style:style style:name="T5" style:family="text">
      <style:text-properties fo:color="#ff0000"/>
    </style:style>
    <style:style style:name="T6" style:family="text">
      <style:text-properties fo:color="#ff0000" officeooo:rsid="000e335f"/>
    </style:style>
    <style:style style:name="T7" style:family="text">
      <style:text-properties fo:color="#ff0000" officeooo:rsid="0012563d"/>
    </style:style>
    <style:style style:name="T8" style:family="text">
      <style:text-properties fo:color="#ff0000" fo:font-size="12pt" fo:font-weight="normal" officeooo:rsid="00155aad" style:font-size-asian="10.5pt" style:font-weight-asian="normal" style:font-size-complex="12pt" style:font-weight-complex="normal"/>
    </style:style>
    <style:style style:name="T9" style:family="text">
      <style:text-properties fo:color="#ff0000" fo:font-size="12pt" fo:font-weight="normal" officeooo:rsid="0016b42e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0f9991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55aad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6b42e" style:font-size-asian="10.5pt" style:font-weight-asian="normal" style:font-size-complex="12pt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officeooo:rsid="0012563d"/>
    </style:style>
    <style:style style:name="T16" style:family="text">
      <style:text-properties fo:color="#2a6099"/>
    </style:style>
    <style:style style:name="T17" style:family="text">
      <style:text-properties officeooo:rsid="00129507"/>
    </style:style>
    <style:style style:name="T18" style:family="text">
      <style:text-properties officeooo:rsid="001425e3"/>
    </style:style>
    <style:style style:name="T19" style:family="text">
      <style:text-properties fo:color="#6b5e9b"/>
    </style:style>
    <style:style style:name="T20" style:family="text">
      <style:text-properties fo:color="#6b5e9b" fo:font-size="12pt" fo:font-weight="normal" officeooo:rsid="000f9991" style:font-size-asian="10.5pt" style:font-weight-asian="normal" style:font-size-complex="12pt" style:font-weight-complex="normal"/>
    </style:style>
    <style:style style:name="T21" style:family="text">
      <style:text-properties fo:color="#55308d"/>
    </style:style>
    <style:style style:name="T22" style:family="text">
      <style:text-properties fo:color="#55308d" fo:font-size="12pt" fo:font-weight="normal" officeooo:rsid="00129507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CM1 : Éléments d’Algo 2</text:span></text:p>
      <text:p text:style-name="P7"/>
      <text:p text:style-name="P1">Mail du prof : mikael.rabie@irif.fr </text:p>
      <text:p text:style-name="P1"/>
      <text:p text:style-name="P2">Trois axes d’étude :</text:p>
      <text:list xml:id="list2635986236" text:style-name="L1">
        <text:list-item>
          <text:p text:style-name="P8">Conception : <text:span text:style-name="T2">y a-t-il des </text:span><text:span text:style-name="T6">techniques générales</text:span><text:span text:style-name="T2"> ?</text:span></text:p>
        </text:list-item>
        <text:list-item>
          <text:p text:style-name="P8">Preuve de correction : un algorithme est <text:span text:style-name="T5">correct</text:span> si, pour chaque entrée, il <text:span text:style-name="T5">termine</text:span> en produisant la <text:span text:style-name="T5">bonne sortie</text:span></text:p>
        </text:list-item>
        <text:list-item>
          <text:p text:style-name="P8">étude de l’efficacité : les ressources nécessaires sont-elles raisonnables ? Est-il possible de faire mieux ?</text:p>
        </text:list-item>
      </text:list>
      <text:p text:style-name="P3">(On utilisera <text:span text:style-name="T16">Python</text:span>)</text:p>
      <text:p text:style-name="P3"/>
      <text:p text:style-name="P4">Exemple : </text:p>
      <text:p text:style-name="P4">- Opérations arithmétiques (Addition de 2 entiers)</text:p>
      <text:list xml:id="list2837136827" text:style-name="L2">
        <text:list-item>
          <text:p text:style-name="P9"><text:span text:style-name="T19">correction</text:span> : en montrant l’invariant &lt;&lt; après i tours de boucle, res = n1+n2 modulo 10^i &gt;&gt;</text:p>
        </text:list-item>
      </text:list>
      <text:p text:style-name="P4">- Opérations arithmétiques (Multiplication de 2 entiers)</text:p>
      <text:list xml:id="list170404214680782" text:continue-numbering="true" text:style-name="L2">
        <text:list-item>
          <text:p text:style-name="P9"><text:span text:style-name="T19">correction</text:span> : en montrant l’invariant &lt;&lt; après <text:span text:style-name="T3">l’étape i</text:span>, res = <text:span text:style-name="T3">i x n1 </text:span>&gt;&gt;</text:p>
        </text:list-item>
        <text:list-item>
          <text:p text:style-name="P11"><text:span text:style-name="T21">complexité en temps</text:span> : n2 additions <text:span text:style-name="T5">de (grands) entiers</text:span>, chacune étant coût linéaire <text:span text:style-name="T5">en la taille du résultat</text:span> n1n2 donc <text:span text:style-name="T5">log(n1n2) = log(n1) + log(n2)</text:span> <text:span text:style-name="T4">⇒ complexité en </text:span><text:span text:style-name="T7">O(n2 x log(n1n2))</text:span><text:span text:style-name="T15">.</text:span><text:span text:style-name="T7"> </text:span><text:span text:style-name="T15">C’est-à-dire </text:span><text:span text:style-name="T7">O(l x 10^l)</text:span><text:span text:style-name="T15"> si la taille des 2 nombres sont égaux à l.</text:span></text:p>
        </text:list-item>
      </text:list>
      <text:p text:style-name="P5">- Opérations arithmétiques (<text:span text:style-name="T17">Puissance</text:span> d’<text:span text:style-name="T17">un</text:span> entier)</text:p>
      <text:list xml:id="list170405546198041" text:continue-numbering="true" text:style-name="L2">
        <text:list-item>
          <text:p text:style-name="P10"><text:span text:style-name="T19">correction</text:span> : en montrant l’invariant &lt;&lt; après i tours de boucle, res = n<text:span text:style-name="T17">1^i </text:span>”</text:p>
        </text:list-item>
        <text:list-item>
          <text:p text:style-name="P12"><text:span text:style-name="T21">complexité</text:span> : cet algo effectue n2 multiplications entre n1 et un très grand entier : <text:span text:style-name="T5">la taille de n1^n2 est n2 x log(n1)</text:span>. Donc si n1, n2 sont de l’ordre de 10^l, les dernières multiplications ont, par la méthode précédente, <text:span text:style-name="T5">une complexité en O(l² x 10^l) </text:span><text:span text:style-name="T14">⇒</text:span><text:span text:style-name="T5"> O(l² x 10^2l)</text:span> si <text:span text:style-name="T5">n1,n2 entiers de taille l</text:span></text:p>
        </text:list-item>
      </text:list>
      <text:p text:style-name="P6">- Opérations arithmétiques (<text:span text:style-name="T18">exponentiation binaire</text:span>)</text:p>
      <text:list xml:id="list4087991638" text:style-name="L3">
        <text:list-item>
          <text:p text:style-name="P13"><text:span text:style-name="T20">correction</text:span><text:span text:style-name="T11"> : </text:span><text:span text:style-name="T12">par récurrence forte sur n2 (n1^n2 = n1^(n2-1) x n1 = n1^(n2/2) x n1^(n2/2), si n2 est </text:span><text:span text:style-name="T8">pair</text:span><text:span text:style-name="T12"> = n1^(n2/2) x n1^(n2/2), si n2 est </text:span><text:span text:style-name="T8">impair</text:span><text:span text:style-name="T12"> = n1^(n2/2) x n1^(n2/2) x n1)</text:span></text:p>
        </text:list-item>
        <text:list-item>
          <text:p text:style-name="P14"><text:span text:style-name="T22">complexité</text:span><text:span text:style-name="T10"> : chaque appel récursif nécessite 1 ou 2 multiplications, et le nombre d’appels est égal à O(log2(n2)+1) </text:span><text:span text:style-name="T13">donc </text:span><text:span text:style-name="T9">O(l) multiplications</text:span><text:span text:style-name="T13"> si n2 est un entier de taille l</text:span></text:p>
        </text:list-item>
      </text:list>
      <text:list xml:id="list170404569840989" text:continue-list="list170405546198041" text:style-name="L2">
        <text:list-header>
          <text:p text:style-name="P9"/>
        </text:list-header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5:06:38.076156574</meta:creation-date>
    <dc:date>2022-01-19T16:59:35.368385476</dc:date>
    <meta:editing-duration>PT20M4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311" meta:character-count="1742" meta:non-whitespace-character-count="1456"/>
  </office:meta>
</office:document-meta>
</file>